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style>
    <style:style style:name="T1" style:family="text">
      <style:text-properties fo:font-size="12pt" fo:font-weight="normal" style:font-size-asian="10.5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text:p>
      <text:p text:style-name="P2"/>
      <text:p text:style-name="P4">Through this report, i am going to talk about the main impact of the Internet on the children. The Internet start to be like one of the most important tool for the humanity, everybody use it at every time, 90% of american teenagers use it to get some informations for homework, communicate and entertainment.</text:p>
      <text:p text:style-name="P4"/>
      <text:p text:style-name="P4">But some specialist like educators and psychologists believe that this new wave of the Internet connection affect the behaviour of our children in the world.</text:p>
      <text:p text:style-name="P4"/>
      <text:p text:style-name="P4">Firstly, the children using Internet to communicate with the social network like Facebook, Twitter...loose the real contact with friends. The social skills of children is affected by distant communication and it develop a leak of real face to face communication. The teenagers using social network tend to spend less time in social activities and communicating with family and friends.</text:p>
      <text:p text:style-name="P4"/>
      <text:p text:style-name="P4">Internet research make children more independant, they sometimes prefer to make a research on <text:s/>Google than to ask the parents or the teacher. The Internet allow to access to a mass of informations without limits, today it's more faster to get any information and to learn something very new.</text:p>
      <text:p text:style-name="P4"/>
      <text:p text:style-name="P4">Unfortunaly, there's some of this bad behaviour wich may be not healthy for them. For example, the exposure of violence is growing up since the use of onlines games or schoking videos (Media violence).</text:p>
      <text:p text:style-name="P4"/>
      <text:p text:style-name="P4">An extrem use of Internet can also be an addiction disorder wich create others problems like eating disorder. A children wich have an extrem use of Internet don't take the time to do the vital thing, like eating in the day or sleeping at the night.</text:p>
      <text:p text:style-name="P4"/>
      <text:p text:style-name="P5"><text:span text:style-name="T1">The explicit content, like pornography movies are very dangerous for the children. </text:span>They are not mentally prepared to deal with what they see or know. For example, <text:s/>In 2000, the Children's Internet Protection Act required that all schools and libraries in the U.S block offensive and obscene websites.</text:p>
      <text:p text:style-name="P5"/>
      <text:p text:style-name="P5">All children using Internet use to posting a profil on the social network and share them life. It help some strangers and harmfull people to retrieve confidential information and sometimes do a crime. (pedophilia).</text:p>
      <text:p text:style-name="P5"/>
      <text:p text:style-name="P5">In conclusion, we can say that the Internet is both a good tool to learn, share information and make some research. But the children wich like to surf on The Internet can sometimes meet bad waves like violence, pornography and strangers. We must guide our children to recognize goodness and evil.</text:p>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1"><text:soft-page-break/>References</text:p>
      <text:p text:style-name="P1"/>
      <text:p text:style-name="P3"><text:a xlink:type="simple" xlink:href="http://voices.yahoo.com/what-effect-does-using-internet-children-1385881.html?cat=25">http://voices.yahoo.com/what-effect-does-using-internet-children-1385881.html?cat=25</text:a></text:p>
      <text:p text:style-name="P3"><text:a xlink:type="simple" xlink:href="http://www.gov.mu/portal/sites/.../Miss%20Sawmy.pdf"><text:span text:style-name="Citation">www.gov.mu/portal/sites/.../Miss%20Sawmy.pdf</text:span></text:a></text:p>
      <text:p text:style-name="P3"><text:span text:style-name="Ci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zar </meta:initial-creator>
    <meta:creation-date>2012-10-03T16:20:33</meta:creation-date>
    <dc:date>2012-10-03T18:14:40</dc:date>
    <dc:creator>Nizar </dc:creator>
    <meta:editing-duration>PT1H53M20S</meta:editing-duration>
    <meta:editing-cycles>79</meta:editing-cycles>
    <meta:generator>LibreOffice/3.5$Linux_x86 LibreOffice_project/350m1$Build-2</meta:generator>
    <meta:document-statistic meta:table-count="0" meta:image-count="0" meta:object-count="0" meta:page-count="2" meta:paragraph-count="13" meta:word-count="404" meta:character-count="2544" meta:non-whitespace-character-count="2151"/>
  </office:meta>
</office:document-meta>
</file>